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19fc8" officeooo:paragraph-rsid="00019fc8"/>
    </style:style>
    <style:style style:name="P2" style:family="paragraph" style:parent-style-name="Text_20_body">
      <style:paragraph-properties fo:text-align="center" style:justify-single-word="false"/>
      <style:text-properties fo:font-size="16pt" fo:language="fr" fo:country="FR" fo:font-weight="bold" officeooo:rsid="0003a230" officeooo:paragraph-rsid="00019fc8"/>
    </style:style>
    <style:style style:name="P3" style:family="paragraph" style:parent-style-name="Text_20_body">
      <style:text-properties fo:font-size="16pt" fo:language="fr" fo:country="FR" fo:font-weight="bold" officeooo:paragraph-rsid="00019fc8"/>
    </style:style>
    <style:style style:name="P4" style:family="paragraph" style:parent-style-name="Text_20_body">
      <style:paragraph-properties fo:text-align="center" style:justify-single-word="false"/>
      <style:text-properties fo:color="#000000" style:font-name="Times New Roman" fo:font-size="16pt" fo:language="fr" fo:country="FR" fo:font-weight="bold" officeooo:rsid="0003a230" officeooo:paragraph-rsid="00019fc8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fo:language="fr" fo:country="FR" officeooo:paragraph-rsid="00019fc8"/>
    </style:style>
    <style:style style:name="P6" style:family="paragraph" style:parent-style-name="Text_20_body">
      <style:text-properties fo:language="fr" fo:country="FR" officeooo:paragraph-rsid="00019fc8"/>
    </style:style>
    <style:style style:name="P7" style:family="paragraph" style:parent-style-name="Text_20_body">
      <style:text-properties fo:language="fr" fo:country="FR" fo:font-weight="bold" officeooo:paragraph-rsid="00019fc8"/>
    </style:style>
    <style:style style:name="P8" style:family="paragraph" style:parent-style-name="Text_20_body">
      <style:text-properties fo:language="fr" fo:country="FR" fo:font-weight="bold" officeooo:rsid="0002b6b0" officeooo:paragraph-rsid="00019fc8"/>
    </style:style>
    <style:style style:name="P9" style:family="paragraph" style:parent-style-name="Text_20_body">
      <style:text-properties fo:language="fr" fo:country="FR" fo:font-weight="bold" officeooo:rsid="00051066" officeooo:paragraph-rsid="00019fc8" style:font-weight-asian="bold" style:font-weight-complex="bold"/>
    </style:style>
    <style:style style:name="P10" style:family="paragraph" style:parent-style-name="Text_20_body">
      <style:text-properties fo:language="fr" fo:country="FR" fo:font-weight="bold" officeooo:paragraph-rsid="0003a5e5"/>
    </style:style>
    <style:style style:name="P11" style:family="paragraph" style:parent-style-name="Text_20_body">
      <style:text-properties fo:language="fr" fo:country="FR" fo:font-weight="normal" officeooo:rsid="00014914" officeooo:paragraph-rsid="00019fc8" style:font-weight-asian="normal" style:font-weight-complex="normal"/>
    </style:style>
    <style:style style:name="P12" style:family="paragraph" style:parent-style-name="Text_20_body">
      <style:text-properties fo:language="fr" fo:country="FR" fo:font-weight="normal" officeooo:rsid="0002b6b0" officeooo:paragraph-rsid="00019fc8" style:font-weight-asian="normal" style:font-weight-complex="normal"/>
    </style:style>
    <style:style style:name="P13" style:family="paragraph" style:parent-style-name="Text_20_body">
      <style:text-properties fo:language="fr" fo:country="FR" fo:font-weight="normal" officeooo:rsid="0003a230" officeooo:paragraph-rsid="00019fc8" style:font-weight-asian="normal" style:font-weight-complex="normal"/>
    </style:style>
    <style:style style:name="P14" style:family="paragraph" style:parent-style-name="Text_20_body">
      <style:text-properties fo:language="fr" fo:country="FR" fo:font-weight="normal" officeooo:rsid="000993ab" officeooo:paragraph-rsid="00019fc8" style:font-weight-asian="normal" style:font-weight-complex="normal"/>
    </style:style>
    <style:style style:name="P15" style:family="paragraph" style:parent-style-name="Text_20_body">
      <style:text-properties fo:language="fr" fo:country="FR" fo:font-weight="normal" officeooo:rsid="000993ab" officeooo:paragraph-rsid="0003a5e5" style:font-weight-asian="normal" style:font-weight-complex="normal"/>
    </style:style>
    <style:style style:name="P16" style:family="paragraph" style:parent-style-name="Text_20_body">
      <style:text-properties fo:language="fr" fo:country="FR" officeooo:rsid="00014914" officeooo:paragraph-rsid="00019fc8"/>
    </style:style>
    <style:style style:name="P17" style:family="paragraph" style:parent-style-name="Text_20_body">
      <style:text-properties fo:language="fr" fo:country="FR" officeooo:paragraph-rsid="0003a5e5"/>
    </style:style>
    <style:style style:name="P18" style:family="paragraph" style:parent-style-name="Text_20_body" style:master-page-name="Standard">
      <style:paragraph-properties fo:text-align="center" style:justify-single-word="false" style:page-number="auto"/>
      <style:text-properties fo:font-size="16pt" fo:language="fr" fo:country="FR" fo:font-weight="bold" officeooo:paragraph-rsid="00019fc8"/>
    </style:style>
    <style:style style:name="P19" style:family="paragraph" style:parent-style-name="Text_20_body">
      <style:paragraph-properties fo:text-align="end" style:justify-single-word="false"/>
      <style:text-properties fo:language="fr" fo:country="FR" fo:font-weight="bold" officeooo:paragraph-rsid="0007e235"/>
    </style:style>
    <style:style style:name="P20" style:family="paragraph" style:parent-style-name="Text_20_body">
      <style:text-properties fo:language="fr" fo:country="FR" fo:font-weight="normal" officeooo:rsid="00051066" officeooo:paragraph-rsid="0009e06a" style:font-weight-asian="bold" style:font-weight-complex="bold"/>
    </style:style>
    <style:style style:name="P21" style:family="paragraph" style:parent-style-name="Text_20_body">
      <style:text-properties fo:font-weight="bold" officeooo:rsid="0002b6b0" officeooo:paragraph-rsid="0006a27c" style:font-weight-asian="normal" style:font-weight-complex="normal"/>
    </style:style>
    <style:style style:name="P22" style:family="paragraph" style:parent-style-name="Text_20_body">
      <style:text-properties fo:font-weight="bold" officeooo:rsid="0002b6b0" officeooo:paragraph-rsid="0009e06a" style:font-weight-asian="normal" style:font-weight-complex="normal"/>
    </style:style>
    <style:style style:name="P23" style:family="paragraph" style:parent-style-name="Text_20_body">
      <style:text-properties fo:font-weight="bold" officeooo:rsid="00051066" officeooo:paragraph-rsid="0006a27c" style:font-weight-asian="bold" style:font-weight-complex="bold"/>
    </style:style>
    <style:style style:name="P24" style:family="paragraph" style:parent-style-name="Text_20_body">
      <style:text-properties fo:font-weight="bold" officeooo:rsid="00051066" officeooo:paragraph-rsid="0009e06a" style:font-weight-asian="bold" style:font-weight-complex="bold"/>
    </style:style>
    <style:style style:name="P25" style:family="paragraph" style:parent-style-name="Text_20_body">
      <style:text-properties fo:font-weight="bold" officeooo:paragraph-rsid="0006a27c"/>
    </style:style>
    <style:style style:name="P26" style:family="paragraph" style:parent-style-name="Text_20_body">
      <style:text-properties fo:font-weight="bold" officeooo:paragraph-rsid="0009e06a"/>
    </style:style>
    <style:style style:name="P27" style:family="paragraph" style:parent-style-name="Text_20_body">
      <style:text-properties fo:font-weight="normal" officeooo:rsid="00051066" officeooo:paragraph-rsid="0006a27c" style:font-weight-asian="bold" style:font-weight-complex="bold"/>
    </style:style>
    <style:style style:name="P28" style:family="paragraph" style:parent-style-name="Text_20_body">
      <style:text-properties fo:font-weight="normal" officeooo:rsid="00051066" officeooo:paragraph-rsid="0009e06a" style:font-weight-asian="bold" style:font-weight-complex="bold"/>
    </style:style>
    <style:style style:name="P29" style:family="paragraph" style:parent-style-name="Text_20_body">
      <style:text-properties fo:font-weight="normal" officeooo:rsid="00014914" officeooo:paragraph-rsid="0006a27c" style:font-weight-asian="normal" style:font-weight-complex="normal"/>
    </style:style>
    <style:style style:name="P30" style:family="paragraph" style:parent-style-name="Text_20_body">
      <style:text-properties fo:font-weight="normal" officeooo:rsid="00014914" officeooo:paragraph-rsid="0009e06a" style:font-weight-asian="normal" style:font-weight-complex="normal"/>
    </style:style>
    <style:style style:name="P31" style:family="paragraph" style:parent-style-name="Text_20_body">
      <style:text-properties fo:font-weight="normal" officeooo:rsid="0002b6b0" officeooo:paragraph-rsid="0006a27c" style:font-weight-asian="normal" style:font-weight-complex="normal"/>
    </style:style>
    <style:style style:name="P32" style:family="paragraph" style:parent-style-name="Text_20_body">
      <style:text-properties officeooo:paragraph-rsid="0006a27c"/>
    </style:style>
    <style:style style:name="P33" style:family="paragraph" style:parent-style-name="Text_20_body">
      <style:text-properties officeooo:paragraph-rsid="0009e06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00cbf"/>
    </style:style>
    <style:style style:name="T3" style:family="text">
      <style:text-properties fo:font-size="16pt" fo:font-weight="bold"/>
    </style:style>
    <style:style style:name="T4" style:family="text">
      <style:text-properties fo:font-size="16pt" fo:font-weight="bold" officeooo:rsid="0003a230"/>
    </style:style>
    <style:style style:name="T5" style:family="text">
      <style:text-properties fo:font-size="16pt" fo:font-weight="bold" officeooo:rsid="00019fc8"/>
    </style:style>
    <style:style style:name="T6" style:family="text">
      <style:text-properties fo:font-variant="normal" fo:text-transform="none" fo:color="#000000" style:font-name="Times New Roman" fo:font-size="16pt" fo:letter-spacing="normal" fo:font-style="normal" fo:font-weight="bold" style:font-size-asian="16pt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2c25f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style:font-name="Times New Roman" fo:font-size="16pt" fo:font-weight="bold" style:font-size-asian="16pt" style:font-size-complex="16pt"/>
    </style:style>
    <style:style style:name="T9" style:family="text">
      <style:text-properties fo:color="#000000" style:font-name="Times New Roman" fo:font-size="12pt" fo:font-weight="normal" officeooo:rsid="0002b6b0" style:font-size-asian="12pt" style:font-weight-asian="normal" style:font-size-complex="12pt" style:font-weight-complex="normal"/>
    </style:style>
    <style:style style:name="T10" style:family="text">
      <style:text-properties officeooo:rsid="000625b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14914" style:font-weight-asian="normal" style:font-weight-complex="normal"/>
    </style:style>
    <style:style style:name="T13" style:family="text">
      <style:text-properties fo:font-weight="normal" officeooo:rsid="0002b6b0" style:font-weight-asian="normal" style:font-weight-complex="normal"/>
    </style:style>
    <style:style style:name="T14" style:family="text">
      <style:text-properties fo:font-weight="normal" officeooo:rsid="0003a230" style:font-weight-asian="normal" style:font-weight-complex="normal"/>
    </style:style>
    <style:style style:name="T15" style:family="text">
      <style:text-properties fo:font-weight="normal" officeooo:rsid="000b0248" style:font-weight-asian="normal" style:font-weight-complex="normal"/>
    </style:style>
    <style:style style:name="T16" style:family="text">
      <style:text-properties fo:font-weight="normal" officeooo:rsid="00051066" style:font-weight-asian="normal" style:font-weight-complex="normal"/>
    </style:style>
    <style:style style:name="T17" style:family="text">
      <style:text-properties fo:font-weight="normal" officeooo:rsid="00079557" style:font-weight-asian="normal" style:font-weight-complex="normal"/>
    </style:style>
    <style:style style:name="T18" style:family="text">
      <style:text-properties fo:font-weight="normal" officeooo:rsid="000625b1" style:font-weight-asian="normal" style:font-weight-complex="normal"/>
    </style:style>
    <style:style style:name="T19" style:family="text">
      <style:text-properties fo:font-weight="normal" officeooo:rsid="000993ab" style:font-weight-asian="normal" style:font-weight-complex="normal"/>
    </style:style>
    <style:style style:name="T20" style:family="text">
      <style:text-properties fo:font-weight="normal" officeooo:rsid="0002c25f" style:font-weight-asian="normal" style:font-weight-complex="normal"/>
    </style:style>
    <style:style style:name="T21" style:family="text">
      <style:text-properties fo:font-weight="normal" officeooo:rsid="0003a5e5" style:font-weight-asian="normal" style:font-weight-complex="normal"/>
    </style:style>
    <style:style style:name="T22" style:family="text">
      <style:text-properties fo:font-weight="normal" officeooo:rsid="000ced2e" style:font-weight-asian="normal" style:font-weight-complex="normal"/>
    </style:style>
    <style:style style:name="T23" style:family="text">
      <style:text-properties fo:font-weight="normal" officeooo:rsid="0007e235" style:font-weight-asian="normal" style:font-weight-complex="normal"/>
    </style:style>
    <style:style style:name="T24" style:family="text">
      <style:text-properties fo:font-weight="normal" officeooo:rsid="0007e3bd" style:font-weight-asian="normal" style:font-weight-complex="normal"/>
    </style:style>
    <style:style style:name="T25" style:family="text">
      <style:text-properties fo:font-weight="normal" officeooo:rsid="0009e06a" style:font-weight-asian="normal" style:font-weight-complex="normal"/>
    </style:style>
    <style:style style:name="T26" style:family="text">
      <style:text-properties fo:font-weight="normal" officeooo:rsid="00051066" style:font-weight-asian="bold" style:font-weight-complex="bold"/>
    </style:style>
    <style:style style:name="T27" style:family="text">
      <style:text-properties officeooo:rsid="00014914"/>
    </style:style>
    <style:style style:name="T28" style:family="text">
      <style:text-properties officeooo:rsid="000b0248"/>
    </style:style>
    <style:style style:name="T29" style:family="text">
      <style:text-properties officeooo:rsid="0003a23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625b1" style:font-weight-asian="bold" style:font-weight-complex="bold"/>
    </style:style>
    <style:style style:name="T32" style:family="text">
      <style:text-properties fo:font-weight="bold" officeooo:rsid="0003a230" style:font-weight-asian="bold" style:font-weight-complex="bold"/>
    </style:style>
    <style:style style:name="T33" style:family="text">
      <style:text-properties fo:font-weight="bold" officeooo:rsid="00051066" style:font-weight-asian="bold" style:font-weight-complex="bold"/>
    </style:style>
    <style:style style:name="T34" style:family="text">
      <style:text-properties fo:font-weight="bold" officeooo:rsid="0003a5e5" style:font-weight-asian="bold" style:font-weight-complex="bold"/>
    </style:style>
    <style:style style:name="T35" style:family="text">
      <style:text-properties fo:font-weight="bold" officeooo:rsid="00014914" style:font-weight-asian="bold" style:font-weight-complex="bold"/>
    </style:style>
    <style:style style:name="T36" style:family="text">
      <style:text-properties fo:font-weight="bold" officeooo:rsid="000ced2e" style:font-weight-asian="bold" style:font-weight-complex="bold"/>
    </style:style>
    <style:style style:name="T37" style:family="text">
      <style:text-properties fo:font-weight="bold" officeooo:rsid="0009e06a" style:font-weight-asian="bold" style:font-weight-complex="bold"/>
    </style:style>
    <style:style style:name="T38" style:family="text">
      <style:text-properties officeooo:rsid="00014914" style:font-weight-asian="bold" style:font-weight-complex="bold"/>
    </style:style>
    <style:style style:name="T39" style:family="text">
      <style:text-properties officeooo:rsid="000625b1" style:font-weight-asian="bold" style:font-weight-complex="bold"/>
    </style:style>
    <style:style style:name="T40" style:family="text">
      <style:text-properties officeooo:rsid="0003a230" style:font-weight-asian="bold" style:font-weight-complex="bold"/>
    </style:style>
    <style:style style:name="T41" style:family="text">
      <style:text-properties officeooo:rsid="00051066" style:font-weight-asian="bold" style:font-weight-complex="bold"/>
    </style:style>
    <style:style style:name="T42" style:family="text">
      <style:text-properties officeooo:rsid="000ced2e" style:font-weight-asian="bold" style:font-weight-complex="bold"/>
    </style:style>
    <style:style style:name="T43" style:family="text">
      <style:text-properties officeooo:rsid="0009e06a" style:font-weight-asian="bold" style:font-weight-complex="bold"/>
    </style:style>
    <style:style style:name="T44" style:family="text">
      <style:text-properties officeooo:rsid="0002c25f"/>
    </style:style>
    <style:style style:name="T45" style:family="text">
      <style:text-properties officeooo:rsid="0003a5e5"/>
    </style:style>
    <style:style style:name="T46" style:family="text">
      <style:text-properties style:use-window-font-color="true" style:font-name="Times New Roman" fo:font-size="12pt" fo:language="fr" fo:country="FR" fo:font-weight="normal" officeooo:rsid="000ced2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7" style:family="text">
      <style:text-properties style:use-window-font-color="true" style:font-name="Times New Roman" fo:font-size="12pt" fo:language="fr" fo:country="FR" fo:font-weight="normal" officeooo:rsid="0007e3b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8" style:family="text">
      <style:text-properties style:use-window-font-color="true" style:font-name="Times New Roman" fo:font-size="12pt" fo:language="fr" fo:country="FR" fo:font-weight="normal" officeooo:rsid="0008ece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9" style:family="text">
      <style:text-properties style:use-window-font-color="true" style:font-name="Times New Roman" fo:font-size="12pt" fo:language="fr" fo:country="FR" fo:font-weight="normal" officeooo:rsid="0009e06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0" style:family="text">
      <style:text-properties style:use-window-font-color="true" style:font-name="Times New Roman" fo:font-size="12pt" fo:language="fr" fo:country="FR" fo:font-weight="bold" officeooo:rsid="000ced2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51" style:family="text">
      <style:text-properties officeooo:rsid="0006a27c"/>
    </style:style>
    <style:style style:name="T52" style:family="text">
      <style:text-properties officeooo:rsid="0007e235"/>
    </style:style>
    <style:style style:name="T53" style:family="text">
      <style:text-properties officeooo:rsid="0009e0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iche personnelle d’activité</text:p>
      <text:p text:style-name="P2">M1 Informatique</text:p>
      <text:p text:style-name="P5"><text:span text:style-name="T4">Projet : </text:span><text:span text:style-name="T6">Estimation de pose, informatique affective et ingénierie de données pour l'analyse vidéo automatisée</text:span><text:span text:style-name="T8"> </text:span></text:p>
      <text:p text:style-name="P4"/>
      <text:p text:style-name="P6"><text:span text:style-name="T3">Nom : </text:span><text:span text:style-name="T5">LOCHAIN Alexandre</text:span></text:p>
      <text:p text:style-name="P3"/>
      <text:p text:style-name="P6">Début projet : Mardi <text:s/><text:span text:style-name="T2">7</text:span> novembre <text:span text:style-name="T2">23</text:span> <text:s/>- Fin Projet : </text:p>
      <text:p text:style-name="P6"/>
      <text:p text:style-name="P7">Semaine 1 : L<text:span text:style-name="T2">undi</text:span> <text:span text:style-name="T2">6</text:span>/11/<text:span text:style-name="T2">23</text:span> <text:s/>– <text:s/><text:span text:style-name="T10">V</text:span>endredi <text:s/><text:span text:style-name="T2">10</text:span>/11/<text:span text:style-name="T44">23</text:span> <text:s text:c="2"/>(<text:span text:style-name="T44">4h</text:span>)</text:p>
      <text:p text:style-name="P7"/>
      <text:p text:style-name="P7"><text:span text:style-name="T11">*</text:span> <text:span text:style-name="T12">Réunion de présentation du projet : 0h30</text:span></text:p>
      <text:p text:style-name="P11">Réunion avec <text:span text:style-name="T52">Mathis Boquain</text:span>, Oualid Siraji, Emmanuel Blanchard. </text:p>
      <text:p text:style-name="P11"/>
      <text:p text:style-name="P6">* Compréhension du sujet distribué : 0h30</text:p>
      <text:p text:style-name="P6">Travail effectué seul</text:p>
      <text:p text:style-name="P6"/>
      <text:p text:style-name="P6">* Mise en commun de la compréhension du sujet <text:span text:style-name="T27">et de la première réunion</text:span>: <text:span text:style-name="T27">1</text:span>h<text:span text:style-name="T27">00</text:span></text:p>
      <text:p text:style-name="P6">Réunion avec <text:span text:style-name="T52">Mathis Boquain, Oualid Siraji</text:span>. </text:p>
      <text:p text:style-name="P6"/>
      <text:p text:style-name="P16">* Visionnage d<text:span text:style-name="T44">e tutoriels </text:span>vidéo pour l’estimation de pose <text:span text:style-name="T44">yolov8</text:span> :1h<text:span text:style-name="T44">5</text:span>0</text:p>
      <text:p text:style-name="P6">Travail effectué seul</text:p>
      <text:p text:style-name="P6"/>
      <text:p text:style-name="P6">* <text:span text:style-name="T28">Mise à jour fiche activité individuelle : 0h10</text:span></text:p>
      <text:p text:style-name="P6">Travail effectué seul</text:p>
      <text:p text:style-name="P6"/>
      <text:p text:style-name="P7"><text:soft-page-break/>Semaine 2 : Lundi <text:span text:style-name="T10">20</text:span>/11/<text:span text:style-name="T27">23</text:span> – Ve<text:span text:style-name="T10">ndredi</text:span> <text:span text:style-name="T27">24</text:span>/11/<text:span text:style-name="T27">23</text:span> (<text:span text:style-name="T45">9h30</text:span>)</text:p>
      <text:p text:style-name="P7"/>
      <text:p text:style-name="P12">* Planification d<text:span text:style-name="T29">u premier sprint</text:span> + répartition travail : 1h</text:p>
      <text:p text:style-name="P11">Réunion avec <text:span text:style-name="T52">Mathis Boqu</text:span>ain, Oualid Siraji.</text:p>
      <text:p text:style-name="P11"/>
      <text:p text:style-name="P7"><text:span text:style-name="T12">* </text:span><text:span text:style-name="T13">Installation et prise en main de YoloV8  : </text:span><text:span text:style-name="T20">1h</text:span></text:p>
      <text:p text:style-name="P12">Travail effectué seul</text:p>
      <text:p text:style-name="P11"/>
      <text:p text:style-name="P7"><text:span text:style-name="T12">*</text:span><text:span text:style-name="T20">Gestion du</text:span><text:span text:style-name="T14"> dépôt sur gitlab : 0h</text:span><text:span text:style-name="T15">3</text:span><text:span text:style-name="T14">0</text:span></text:p>
      <text:p text:style-name="P12">Travail effectué seul</text:p>
      <text:p text:style-name="P13"/>
      <text:p text:style-name="P6"><text:span text:style-name="T12">* </text:span><text:span text:style-name="T7">Prise en main de Docker et ajout d’une image PostgresSQL</text:span><text:span text:style-name="T9">:</text:span><text:span text:style-name="T13"> 2h00</text:span></text:p>
      <text:p text:style-name="P12">Travail effectué seul</text:p>
      <text:p text:style-name="P12"/>
      <text:p text:style-name="P7"><text:span text:style-name="T11">*</text:span> <text:span text:style-name="T12">Réunion projet : </text:span><text:span text:style-name="T13">1</text:span><text:span text:style-name="T12">h</text:span><text:span text:style-name="T13">2</text:span><text:span text:style-name="T12">0</text:span></text:p>
      <text:p text:style-name="P11">Réunion avec <text:span text:style-name="T52">Mathis Boqu</text:span>ain, Oualid Siraji, Emmanuel Blanchard. </text:p>
      <text:p text:style-name="P12"/>
      <text:p text:style-name="P8"><text:span text:style-name="T11">* </text:span><text:span text:style-name="T21">Documentation sur PostgresSQL et Docker</text:span><text:span text:style-name="T11"> : </text:span><text:span text:style-name="T21">2</text:span><text:span text:style-name="T11">h00</text:span></text:p>
      <text:p text:style-name="P12">Travail effectué seul</text:p>
      <text:p text:style-name="P12"/>
      <text:p text:style-name="P10"><text:span text:style-name="T13">* </text:span><text:span text:style-name="T19">Compte rendu de réunion : <text:s/>0h30</text:span></text:p>
      <text:p text:style-name="P15">Travail effectué seul</text:p>
      <text:p text:style-name="P12"/>
      <text:p text:style-name="P6">* <text:span text:style-name="T28">Mise à jour fiche activité individuelle : 0h10</text:span></text:p>
      <text:p text:style-name="P12">Travail effectué seul</text:p>
      <text:p text:style-name="P12"/>
      <text:p text:style-name="P6"><text:span text:style-name="T30">Semaine </text:span><text:span text:style-name="T31">3</text:span><text:span text:style-name="T30"> : Lundi </text:span><text:span text:style-name="T32">2</text:span><text:span text:style-name="T31">7</text:span><text:span text:style-name="T30">/</text:span><text:span text:style-name="T32">11</text:span><text:span text:style-name="T30">/</text:span><text:span text:style-name="T32">23</text:span><text:span text:style-name="T30"> – </text:span><text:span text:style-name="T31">Vendredi</text:span><text:span text:style-name="T30"> </text:span><text:span text:style-name="T31">1</text:span><text:span text:style-name="T30">/</text:span><text:span text:style-name="T32">1</text:span><text:span text:style-name="T31">2</text:span><text:span text:style-name="T30">/</text:span><text:span text:style-name="T32">23 </text:span><text:span text:style-name="T33">(</text:span><text:span text:style-name="T34">9h</text:span><text:span text:style-name="T33">)</text:span></text:p>
      <text:p text:style-name="P9"/>
      <text:p text:style-name="P7"><text:soft-page-break/><text:span text:style-name="T12">* </text:span><text:span text:style-name="T17">Réunion hebdo : 0h30</text:span></text:p>
      <text:p text:style-name="P11">Réunion avec <text:span text:style-name="T52">Mathis Boqu</text:span>ain, Oualid Siraji.</text:p>
      <text:p text:style-name="P11"/>
      <text:p text:style-name="P8"><text:span text:style-name="T11">* </text:span><text:span text:style-name="T21">Configuration des fichiers du logiciel DBT : 1h20</text:span></text:p>
      <text:p text:style-name="P12">Travail effectué seul</text:p>
      <text:p text:style-name="P12"/>
      <text:p text:style-name="P7"><text:span text:style-name="T11">*</text:span> <text:span text:style-name="T12">Réunion projet : </text:span><text:span text:style-name="T13">1</text:span><text:span text:style-name="T12">h</text:span></text:p>
      <text:p text:style-name="P11">Réunion avec <text:span text:style-name="T52">Mathis Boqu</text:span>ain, Oualid Siraji, Emmanuel Blanchard. </text:p>
      <text:p text:style-name="P12"/>
      <text:p text:style-name="P7"><text:span text:style-name="T13">* </text:span><text:span text:style-name="T16">Recherche </text:span><text:span text:style-name="T21">sur les problèmes de DBT et PostgresSQL</text:span><text:span text:style-name="T16"> : </text:span><text:span text:style-name="T21">3</text:span><text:span text:style-name="T16">h</text:span></text:p>
      <text:p text:style-name="P12">Travail effectué seul</text:p>
      <text:p text:style-name="P11"/>
      <text:p text:style-name="P7"><text:span text:style-name="T12">* </text:span><text:span text:style-name="T18">D</text:span><text:span text:style-name="T21">ocumentation du logiciel DBT</text:span><text:span text:style-name="T16"> : </text:span><text:span text:style-name="T18">3</text:span><text:span text:style-name="T16">h</text:span></text:p>
      <text:p text:style-name="P12">Travail effectué seul</text:p>
      <text:p text:style-name="P12"/>
      <text:p text:style-name="P6">* <text:span text:style-name="T28">Mise à jour fiche activité individuelle : 0h10</text:span></text:p>
      <text:p text:style-name="P14">Travail effectué seul</text:p>
      <text:p text:style-name="P11"/>
      <text:p text:style-name="P7"><text:span text:style-name="T38">Semaine </text:span><text:span text:style-name="T39">4</text:span><text:span text:style-name="T38"> : Lundi </text:span><text:span text:style-name="T39">4</text:span><text:span text:style-name="T38">/</text:span><text:span text:style-name="T40">1</text:span><text:span text:style-name="T39">2</text:span><text:span text:style-name="T38">/</text:span><text:span text:style-name="T40">23</text:span><text:span text:style-name="T38"> – </text:span><text:span text:style-name="T39">Vendredi</text:span><text:span text:style-name="T38"> </text:span><text:span text:style-name="T39">8</text:span><text:span text:style-name="T38">/</text:span><text:span text:style-name="T40">1</text:span><text:span text:style-name="T39">2</text:span><text:span text:style-name="T38">/</text:span><text:span text:style-name="T40">23 </text:span><text:span text:style-name="T41">(</text:span><text:span text:style-name="T39">3h</text:span><text:span text:style-name="T41">)</text:span></text:p>
      <text:p text:style-name="P9"/>
      <text:p text:style-name="P7"><text:span text:style-name="T12">* </text:span><text:span text:style-name="T17">Réunion hebdo : 0h30</text:span></text:p>
      <text:p text:style-name="P11">Réunion avec <text:span text:style-name="T52">Mathis Boqu</text:span>ain, Oualid Siraji.</text:p>
      <text:p text:style-name="P11"/>
      <text:p text:style-name="P7"><text:span text:style-name="T12">* </text:span><text:span text:style-name="T21">Suite sur la documentation et l’utilisation de Docker, PostgresSQL et DBT</text:span><text:span text:style-name="T16"> : </text:span><text:span text:style-name="T17">2</text:span><text:span text:style-name="T16">h</text:span><text:span text:style-name="T15">2</text:span><text:span text:style-name="T17">0</text:span></text:p>
      <text:p text:style-name="P12">Travail effectué seul</text:p>
      <text:p text:style-name="P12"/>
      <text:p text:style-name="P17">* <text:span text:style-name="T28">Mise à jour fiche activité individuelle : 0h10</text:span></text:p>
      <text:p text:style-name="P15">Travail effectué seul</text:p>
      <text:p text:style-name="P32"><text:soft-page-break/><text:span text:style-name="T35">Semaine </text:span><text:span text:style-name="T31">4</text:span><text:span text:style-name="T35"> : Lundi </text:span><text:span text:style-name="T31">4</text:span><text:span text:style-name="T35">/</text:span><text:span text:style-name="T32">1</text:span><text:span text:style-name="T31">2</text:span><text:span text:style-name="T35">/</text:span><text:span text:style-name="T32">23</text:span><text:span text:style-name="T35"> – </text:span><text:span text:style-name="T31">Vendredi</text:span><text:span text:style-name="T35"> </text:span><text:span text:style-name="T31">8</text:span><text:span text:style-name="T35">/</text:span><text:span text:style-name="T32">1</text:span><text:span text:style-name="T31">2</text:span><text:span text:style-name="T35">/</text:span><text:span text:style-name="T32">23 </text:span><text:span text:style-name="T33">(</text:span><text:span text:style-name="T31">3h</text:span><text:span text:style-name="T33">)</text:span></text:p>
      <text:p text:style-name="P23"/>
      <text:p text:style-name="P25"><text:span text:style-name="T12">* </text:span><text:span text:style-name="T17">Réunion hebdo : 0h30</text:span></text:p>
      <text:p text:style-name="P29">Réunion avec <text:span text:style-name="T51">Mathis Boquain</text:span>, Oualid <text:span text:style-name="T52">Siraji</text:span>.</text:p>
      <text:p text:style-name="P29"/>
      <text:p text:style-name="P25"><text:span text:style-name="T12">* </text:span><text:span text:style-name="T23">Implémentation des différents fichiers </text:span><text:span text:style-name="T24">pour la création d’un conteneur Docker avec les images de postgreSQL et pgAdmin et d’un conteneur avec postgreSQL et DBT</text:span><text:span text:style-name="T16"> : </text:span><text:span text:style-name="T17">2</text:span><text:span text:style-name="T16">h</text:span><text:span text:style-name="T22">3</text:span><text:span text:style-name="T17">0</text:span></text:p>
      <text:p text:style-name="P31">Travail effectué seul</text:p>
      <text:p text:style-name="P31"/>
      <text:p text:style-name="P21"><text:span text:style-name="T38">Semaine </text:span><text:span text:style-name="T42">5</text:span><text:span text:style-name="T38"> : Lundi </text:span><text:span text:style-name="T42">11</text:span><text:span text:style-name="T38">/</text:span><text:span text:style-name="T40">1</text:span><text:span text:style-name="T39">2</text:span><text:span text:style-name="T38">/</text:span><text:span text:style-name="T40">23</text:span><text:span text:style-name="T38"> – </text:span><text:span text:style-name="T39">Vendredi</text:span><text:span text:style-name="T38"> </text:span><text:span text:style-name="T42">15</text:span><text:span text:style-name="T38">/</text:span><text:span text:style-name="T40">1</text:span><text:span text:style-name="T39">2</text:span><text:span text:style-name="T38">/</text:span><text:span text:style-name="T40">23 </text:span><text:span text:style-name="T41">(</text:span><text:span text:style-name="T39">3h</text:span><text:span text:style-name="T41">)</text:span></text:p>
      <text:p text:style-name="P23"/>
      <text:p text:style-name="P32"><text:span text:style-name="T12">* </text:span><text:span text:style-name="T47">Suite des implémentations des </text:span><text:span text:style-name="T48">conteneurs </text:span><text:span text:style-name="T16">: </text:span><text:span text:style-name="T22">3</text:span><text:span text:style-name="T16">h</text:span><text:span text:style-name="T22">0</text:span><text:span text:style-name="T17">0</text:span></text:p>
      <text:p text:style-name="P27">Travail effectué seul</text:p>
      <text:p text:style-name="P22"><text:span text:style-name="T38"/></text:p>
      <text:p text:style-name="P22"><text:span text:style-name="T38">Semaine </text:span><text:span text:style-name="T43">6</text:span><text:span text:style-name="T38"> : Lundi </text:span><text:span text:style-name="T42">08</text:span><text:span text:style-name="T38">/</text:span><text:span text:style-name="T42">01</text:span><text:span text:style-name="T38">/</text:span><text:span text:style-name="T40">2</text:span><text:span text:style-name="T42">4</text:span><text:span text:style-name="T38"> – </text:span><text:span text:style-name="T39">Vendredi</text:span><text:span text:style-name="T38"> </text:span><text:span text:style-name="T42"><text:s/>12</text:span><text:span text:style-name="T38">/</text:span><text:span text:style-name="T42">01</text:span><text:span text:style-name="T38">/</text:span><text:span text:style-name="T40">2</text:span><text:span text:style-name="T42">4</text:span><text:span text:style-name="T40"> </text:span><text:span text:style-name="T41">(</text:span><text:span text:style-name="T42">9</text:span><text:span text:style-name="T39">h</text:span><text:span text:style-name="T41">)</text:span></text:p>
      <text:p text:style-name="P24"/>
      <text:p text:style-name="P26"><text:span text:style-name="T11">*</text:span> <text:span text:style-name="T12">Réunion projet : </text:span><text:span text:style-name="T13">1</text:span><text:span text:style-name="T12">h</text:span><text:span text:style-name="T22">15</text:span></text:p>
      <text:p text:style-name="P30">Réunion avec <text:span text:style-name="T53">Mathis Boquain</text:span>, Oualid Siraji, Emmanuel Blanchard. </text:p>
      <text:p text:style-name="P28"/>
      <text:p text:style-name="P33"><text:span text:style-name="T12">* </text:span><text:span text:style-name="T46">Recherche d</text:span><text:span text:style-name="T49">e documentation sur les différentes images Docker</text:span><text:span text:style-name="T46"> </text:span><text:span text:style-name="T16">: </text:span><text:span text:style-name="T22">2</text:span><text:span text:style-name="T16">h</text:span><text:span text:style-name="T22">0</text:span><text:span text:style-name="T17">0</text:span></text:p>
      <text:p text:style-name="P28">Travail effectué seul</text:p>
      <text:p text:style-name="P28"/>
      <text:p text:style-name="P33"><text:span text:style-name="T12">* </text:span><text:span text:style-name="T25">Suite des implémentations sur Docker</text:span><text:span text:style-name="T16">: </text:span><text:span text:style-name="T46">4</text:span><text:span text:style-name="T16">h</text:span><text:span text:style-name="T22">45</text:span></text:p>
      <text:p text:style-name="P28">Travail effectué seul</text:p>
      <text:p text:style-name="P28"/>
      <text:p text:style-name="P28"/>
      <text:p text:style-name="P28"/>
      <text:p text:style-name="P28"/>
      <text:p text:style-name="P33"><text:soft-page-break/><text:span text:style-name="T35">Semaine </text:span><text:span text:style-name="T37">7</text:span><text:span text:style-name="T35"> : Lundi </text:span><text:span text:style-name="T50">15</text:span><text:span text:style-name="T35">/</text:span><text:span text:style-name="T36">01</text:span><text:span text:style-name="T35">/</text:span><text:span text:style-name="T32">2</text:span><text:span text:style-name="T36">4</text:span><text:span text:style-name="T35"> – </text:span><text:span text:style-name="T31">Vendredi</text:span><text:span text:style-name="T35"> </text:span><text:span text:style-name="T36"><text:s/></text:span><text:span text:style-name="T50">19</text:span><text:span text:style-name="T35">/</text:span><text:span text:style-name="T36">01</text:span><text:span text:style-name="T35">/</text:span><text:span text:style-name="T32">2</text:span><text:span text:style-name="T36">4</text:span><text:span text:style-name="T32"> </text:span><text:span text:style-name="T33">(</text:span><text:span text:style-name="T36">3</text:span><text:span text:style-name="T31">h</text:span><text:span text:style-name="T33">)</text:span></text:p>
      <text:p text:style-name="P24"/>
      <text:p text:style-name="P33"><text:span text:style-name="T12">* </text:span><text:span text:style-name="T49">Recherche de Documentation sur Airbyte et son image, conteneur Docker</text:span><text:span text:style-name="T16">: </text:span><text:span text:style-name="T46">3h</text:span></text:p>
      <text:p text:style-name="P20"><text:span text:style-name="T26">Travail effectué seul</text:span></text:p>
      <text:p text:style-name="P19"><text:span text:style-name="T26"/></text:p>
      <text:p text:style-name="P19">TOTAL : ? heure<text:span text:style-name="T2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19fc8" officeooo:paragraph-rsid="00019fc8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CG1– Gestion Information <text:s text:c="20"/>Fiche d'activités <text:s text:c="103"/></text:span><text:span text:style-name="MT1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_64 LibreOffice_project/23edc44b61b830b7d749943e020e96f5a7df63bf</meta:generator>
    <dc:date>2024-01-30T11:01:17.032000000</dc:date>
    <meta:editing-duration>PT24M19S</meta:editing-duration>
    <meta:editing-cycles>4</meta:editing-cycles>
    <meta:document-statistic meta:table-count="0" meta:image-count="0" meta:object-count="0" meta:page-count="5" meta:paragraph-count="73" meta:word-count="498" meta:character-count="3187" meta:non-whitespace-character-count="2613"/>
  </office:meta>
</office:document-meta>
</file>